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margin-top="0in" fo:margin-bottom="0in" loext:contextual-spacing="true"/>
      <style:text-properties officeooo:rsid="000248ee" officeooo:paragraph-rsid="000248ee"/>
    </style:style>
    <style:style style:name="P2" style:family="paragraph" style:parent-style-name="Preformatted_20_Text">
      <style:paragraph-properties fo:margin-top="0in" fo:margin-bottom="0in" loext:contextual-spacing="true"/>
      <style:text-properties officeooo:rsid="000248ee" officeooo:paragraph-rsid="00043ef3"/>
    </style:style>
    <style:style style:name="P3" style:family="paragraph" style:parent-style-name="Preformatted_20_Text">
      <style:paragraph-properties fo:margin-top="0in" fo:margin-bottom="0in" loext:contextual-spacing="true"/>
      <style:text-properties officeooo:rsid="0002597e" officeooo:paragraph-rsid="0002597e"/>
    </style:style>
    <style:style style:name="P4" style:family="paragraph" style:parent-style-name="Preformatted_20_Text">
      <style:paragraph-properties fo:margin-top="0in" fo:margin-bottom="0in" loext:contextual-spacing="true"/>
      <style:text-properties officeooo:rsid="0003905e" officeooo:paragraph-rsid="0003905e"/>
    </style:style>
    <style:style style:name="P5" style:family="paragraph" style:parent-style-name="Preformatted_20_Text">
      <style:paragraph-properties fo:margin-top="0in" fo:margin-bottom="0in" loext:contextual-spacing="true"/>
      <style:text-properties officeooo:rsid="00043ef3" officeooo:paragraph-rsid="00043ef3"/>
    </style:style>
    <style:style style:name="P6" style:family="paragraph" style:parent-style-name="Preformatted_20_Text">
      <style:paragraph-properties fo:margin-top="0in" fo:margin-bottom="0in" loext:contextual-spacing="true"/>
      <style:text-properties officeooo:rsid="00050bb8" officeooo:paragraph-rsid="00050bb8"/>
    </style:style>
    <style:style style:name="P7" style:family="paragraph" style:parent-style-name="Preformatted_20_Text">
      <style:paragraph-properties fo:margin-top="0in" fo:margin-bottom="0in" loext:contextual-spacing="true"/>
      <style:text-properties officeooo:rsid="00073742" officeooo:paragraph-rsid="00073742"/>
    </style:style>
    <style:style style:name="P8" style:family="paragraph" style:parent-style-name="Preformatted_20_Text">
      <style:paragraph-properties fo:margin-top="0in" fo:margin-bottom="0in" loext:contextual-spacing="true"/>
      <style:text-properties officeooo:rsid="000a4068" officeooo:paragraph-rsid="00073742"/>
    </style:style>
    <style:style style:name="P9" style:family="paragraph" style:parent-style-name="Preformatted_20_Text">
      <style:paragraph-properties fo:margin-top="0in" fo:margin-bottom="0in" loext:contextual-spacing="true"/>
      <style:text-properties officeooo:rsid="000b266f" officeooo:paragraph-rsid="000b266f"/>
    </style:style>
    <style:style style:name="P10" style:family="paragraph" style:parent-style-name="Preformatted_20_Text">
      <style:paragraph-properties fo:margin-top="0in" fo:margin-bottom="0in" loext:contextual-spacing="true"/>
      <style:text-properties officeooo:rsid="000bfb3b" officeooo:paragraph-rsid="000bfb3b"/>
    </style:style>
    <style:style style:name="P11" style:family="paragraph" style:parent-style-name="Preformatted_20_Text">
      <style:paragraph-properties fo:margin-top="0in" fo:margin-bottom="0in" loext:contextual-spacing="true"/>
      <style:text-properties officeooo:rsid="000e6f2e" officeooo:paragraph-rsid="000e6f2e"/>
    </style:style>
    <style:style style:name="P12" style:family="paragraph" style:parent-style-name="Preformatted_20_Text">
      <style:paragraph-properties fo:margin-top="0in" fo:margin-bottom="0in" loext:contextual-spacing="true"/>
      <style:text-properties officeooo:rsid="00210730" officeooo:paragraph-rsid="000f1c0b"/>
    </style:style>
    <style:style style:name="P13" style:family="paragraph" style:parent-style-name="Preformatted_20_Text">
      <style:paragraph-properties fo:margin-top="0in" fo:margin-bottom="0in" loext:contextual-spacing="true"/>
      <style:text-properties officeooo:rsid="000f1c0b" officeooo:paragraph-rsid="000f1c0b"/>
    </style:style>
    <style:style style:name="P14" style:family="paragraph" style:parent-style-name="Preformatted_20_Text">
      <style:paragraph-properties fo:margin-top="0in" fo:margin-bottom="0in" loext:contextual-spacing="true"/>
      <style:text-properties officeooo:rsid="00108988" officeooo:paragraph-rsid="00108988"/>
    </style:style>
    <style:style style:name="P15" style:family="paragraph" style:parent-style-name="Preformatted_20_Text">
      <style:paragraph-properties fo:margin-top="0in" fo:margin-bottom="0in" loext:contextual-spacing="true"/>
      <style:text-properties officeooo:rsid="00236af4" officeooo:paragraph-rsid="00108988"/>
    </style:style>
    <style:style style:name="P16" style:family="paragraph" style:parent-style-name="Preformatted_20_Text">
      <style:paragraph-properties fo:margin-top="0in" fo:margin-bottom="0in" loext:contextual-spacing="true"/>
      <style:text-properties officeooo:rsid="000248ee" officeooo:paragraph-rsid="000248ee"/>
    </style:style>
    <style:style style:name="P17" style:family="paragraph" style:parent-style-name="Preformatted_20_Text">
      <style:paragraph-properties fo:margin-top="0in" fo:margin-bottom="0in" loext:contextual-spacing="true"/>
      <style:text-properties officeooo:rsid="0010df96" officeooo:paragraph-rsid="0010df96"/>
    </style:style>
    <style:style style:name="P18" style:family="paragraph" style:parent-style-name="Preformatted_20_Text">
      <style:paragraph-properties fo:margin-top="0in" fo:margin-bottom="0in" loext:contextual-spacing="true"/>
      <style:text-properties officeooo:rsid="0010df96" officeooo:paragraph-rsid="001089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e had finished her breakfast, so I permitted her to give a specimen of her accomplishments. Descending from her chair, she came and placed herself on my knee; then, folding her little hands demurely before her, shaking back her curls and lifting her eyes to the ceiling, she commenced singing a song from some opera. It was the strain of a forsaken lady, who, after bewailing the perfidy of her lover, calls pride to her aid; desires her attendant to deck her in her brightest jewels and richest robes, and resolves to meet the false one that night at a ball, and prove to him, by the gaiety of her demeanour, how little his desertion has affected her.</text:p>
      <text:p text:style-name="P1"/>
      <text:p text:style-name="P1">As I was going upstairs to fetch my portfolio and pencils, Mrs. Fairfax called to me: "Your morning school-hours are over now, I suppose," said she. She was in a room the folding-doors of which stood open: I went in when she addressed me. It was a large, stately apartment, with purple chairs and curtains, a Turkey carpet, walnut-panelled walls, one vast window rich in slanted glass, and a lofty ceiling, nobly moulded. Mrs. Fairfax was dusting some vases of fine purple spar, which stood on a sideboard.</text:p>
      <text:p text:style-name="P1"/>
      <text:p text:style-name="P7">Mr. Utterson's nerves, at this unlooked-for termination, gave a jerk that nearly threw him from his balance; but he recollected his courage and followed the butler into the laboratory building through the surgical theatre, with its lumber of crates and bottles, to the foot of the stair. Here Poole motioned him to stand on one side and listen; while he himself, setting down the candle and making a great and obvious call on his resolution, mounted the steps and knocked with a somewhat uncertain hand on the red baize of the cabinet door.</text:p>
      <text:p text:style-name="P1"/>
      <text:p text:style-name="P1">A considerable interval elapsed before it again rose. Its second rising displayed a more elaborately prepared scene than the last. The drawing- room, as I have before observed, was raised two steps above the dining- room, and on the top of the upper step, placed a yard or two back within the room, appeared a large marble basin--which I recognised as an ornament of the conservatory--where it usually stood, surrounded by exotics, and tenanted by gold fish--and whence it must have been transported with some trouble, on account of its size and weight.</text:p>
      <text:p text:style-name="P1"/>
      <text:p text:style-name="P17">The Russian was very patient, and did not hurry the man, for he knew that he himself was quite safe whether the 1875 piece came out this time or not. When the sailor withdrew his hand and looked at the piece of money within, he dropped fainting to the bottom of the boat. Both Clayton and Monsieur Thuran hastened weakly to examine the coin, which had rolled from the man's hand and lay beside him. It was not dated 1875. The reaction from the state of fear he had been in had overcome Spider quite as effectually as though he had drawn the fated piece.</text:p>
      <text:p text:style-name="P1"/>
      <text:p text:style-name="P3">Round the corner from the by-street, there was a square of ancient, handsome houses, now for the most part decayed from their high estate and let in flats and chambers to all sorts and conditions of men; map-engravers, architects, shady lawyers and the agents of obscure enterprises. One house, however, second from the corner, was still occupied entire; and at the door of this, which wore a great air of wealth and comfort, though it was now plunged in darkness except for the fanlight, Mr. Utterson stopped and knocked. A well-dressed, elderly servant opened the door.</text:p>
      <text:p text:style-name="P3"/>
      <text:p text:style-name="P3">Mr. Green took upon himself to order everything and everybody about the place. He gave all the servants but me, notice to quit. He would have carried his delegated authority to the point of insisting that Edgar Linton should not be buried beside his wife, but in the chapel, with his family. There was the will, however, to hinder that, and my loud protestations against any infringement of its directions. The funeral was hurried over; Catherine, Mrs. Linton Heathcliff now, was suffered to stay at the Grange till her father's corpse had quitted it.</text:p>
      <text:p text:style-name="P1"/>
      <text:p text:style-name="P3">Instead of sitting down, I snatched my outdoor things, and hastened below, for the way was free. On entering the house, I looked about for some one to give information of Catherine. The place was filled with sunshine, and the door stood wide open; but nobody seemed at hand. As I hesitated whether to go off at once, <text:soft-page-break/>or return and seek my mistress, a slight cough drew my attention to the hearth. Linton lay on the settle, sole tenant, sucking a stick of sugar-candy, and pursuing my movements with apathetic eyes. 'Where is Miss Catherine?' I demanded sternly, supposing I could frighten him into giving intelligence, by catching him thus, alone. He sucked on like an innocent.</text:p>
      <text:p text:style-name="P3"/>
      <text:p text:style-name="P4">We are four able-bodied men in this household, so that we could take good care of ourselves, but I confess that I have had uneasy moments when I have thought of the Stapletons. They live miles from any help. There are one maid, an old manservant, the sister, and the brother, the latter not a very strong man. They would be helpless in the hands of a desperate fellow like this Notting Hill criminal if he could once effect an entrance. Both Sir Henry and I were concerned at their situation, and it was suggested that Perkins the groom should go over to sleep there, but Stapleton would not hear of it.</text:p>
      <text:p text:style-name="P4"/>
      <text:p text:style-name="P4">He put the book back in the cupboard and closed the door, for he did not wish anyone else to find and destroy his treasure, and as he went out into the gathering darkness he closed the great door of the cabin behind him as it had been before he discovered the secret of its lock, but before he left he had noticed the hunting knife lying where he had thrown it upon the floor, and this he picked up and took with him to show to his fellows.</text:p>
      <text:p text:style-name="P3"/>
      <text:p text:style-name="P4">"Keep a civil tongue in your head," cried the young man, his face paling in anger, at the insulting tone of the sailor. "You've murdered our officers and robbed us. We are absolutely in your power, but you'll treat Professor Porter and Miss Porter with respect or I'll break that vile neck of yours with my bare hands--guns or no guns," and the young fellow stepped so close to the rat-faced sailor that the latter, though he bore two revolvers and a villainous looking knife in his belt, slunk back abashed.</text:p>
      <text:p text:style-name="P4"/>
      <text:p text:style-name="P4">He quickened his pace until we had decreased the distance which divided us by about half. Then, still keeping a hundred yards behind, we followed into Oxford Street and so down Regent Street. Once our friends stopped and stared into a shop window, upon which Holmes did the same. An instant afterwards he gave a little cry of satisfaction, and, following the direction of his eager eyes, I saw that a hansom cab with a man inside which had halted on the other side of the street was now proceeding slowly onward again.</text:p>
      <text:p text:style-name="P4"/>
      <text:p text:style-name="P4">All children, except one, grow up. They soon know that they will grow up, and the way Wendy knew was this. One day when she was two years old she was playing in a garden, and she plucked another flower and ran with it to her mother. I suppose she must have looked rather delightful, for Mrs. Darling put her hand to her heart and cried, "Oh, why can't you remain like this for ever!" This was all that passed between them on the subject, but henceforth Wendy knew that she must grow up. You always know after you are two. Two is the beginning of the end.</text:p>
      <text:p text:style-name="P4"/>
      <text:p text:style-name="P4">The boat drew nearer. It was the pirate dinghy, with three figures in her, Smee and Starkey, and the third a captive, no other than Tiger Lily. Her hands and ankles were tied, and she knew what was to be her fate. She was to be left on the rock to perish, an end to one of her race more terrible than death by fire or torture, for is it not written in the book of the tribe that there is no path through water to the happy hunting-ground? Yet her face was impassive; she was the daughter of a chief, she must die as a chief's daughter, it is enough.</text:p>
      <text:p text:style-name="P4"/>
      <text:p text:style-name="P4">Mrs. Heathcliff's lip quivered slightly, and she returned to her seat in the window. Her husband took his stand on the hearthstone, near me, and began to put questions concerning Catherine. I told him as much as I thought proper of her illness, and he extorted from me, by cross-examination, most of the facts connected with its origin. I blamed her, as she deserved, for bringing it all on herself; and ended by hoping that he would follow Mr. Linton's example and avoid future interference with his family, for good or evil.</text:p>
      <text:p text:style-name="P4"/>
      <text:p text:style-name="P5">The brilliant birds and the little monkeys had become accustomed to their new acquaintances, and as they had evidently never seen human beings before they <text:soft-page-break/>presently, after their first fright had worn off, approached closer and closer, impelled by that strange curiosity which dominates the wild creatures of the forest and the jungle and the plain, so that within the first month several of the birds had gone so far as even to accept morsels of food from the friendly hands of the Claytons.</text:p>
      <text:p text:style-name="P5"/>
      <text:p text:style-name="P5">He thanked me with a smiling nod, measured out a few minims of the red tincture and added one of the powders. The mixture, which was at first of a reddish hue, began, in proportion as the crystals melted, to brighten in colour, to effervesce audibly, and to throw off small fumes of vapour. Suddenly and at the same moment, the ebullition ceased and the compound changed to a dark purple, which faded again more slowly to a watery green. My visitor, who had watched these metamorphoses with a keen eye, smiled, set down the glass upon the table, and then turned and looked upon me with an air of scrutiny.</text:p>
      <text:p text:style-name="P5"/>
      <text:p text:style-name="P5">Two days are passed. It is a summer evening; the coachman has set me down at a place called Whitcross; he could take me no farther for the sum I had given, and I was not possessed of another shilling in the world. The coach is a mile off by this time; I am alone. At this moment I discover that I forgot to take my parcel out of the pocket of the coach, where I had placed it for safety; there it remains, there it must remain; and now, I am absolutely destitute.</text:p>
      <text:p text:style-name="P5"/>
      <text:p text:style-name="P5">Alas, he would not listen. He was determined to show who was master in that house, and when commands would not draw Nana from the kennel, he lured her out of it with honeyed words, and seizing her roughly, dragged her from the nursery. He was ashamed of himself, and yet he did it. It was all owing to his too affectionate nature, which craved for admiration. When he had tied her up in the back-yard, the wretched father went and sat in the passage, with his knuckles to his eyes.</text:p>
      <text:p text:style-name="P2"/>
      <text:p text:style-name="P5">Mary and Dickon worked a little here and there and Colin watched them. They brought him things to look at--buds which were opening, buds which were tight closed, bits of twig whose leaves were just showing green, the feather of a woodpecker which had dropped on the grass, the empty shell of some bird early hatched. Dickon pushed the chair slowly round and round the garden, stopping every other moment to let him look at wonders springing out of the earth or trailing down from trees. It was like being taken in state round the country of a magic king and queen and shown all the mysterious riches it contained.</text:p>
      <text:p text:style-name="P1"/>
      <text:p text:style-name="P6">Yet do not suppose, because I complain a little or because I can conceive a consolation for my toils which I may never know, that I am wavering in my resolutions. Those are as fixed as fate, and my voyage is only now delayed until the weather shall permit my embarkation. The winter has been dreadfully severe, but the spring promises well, and it is considered as a remarkably early season, so that perhaps I may sail sooner than I expected. I shall do nothing rashly: you know me sufficiently to confide in my prudence and considerateness whenever the safety of others is committed to my care.</text:p>
      <text:p text:style-name="P8"/>
      <text:p text:style-name="P9">At last she saw the stranger close one mighty hand upon the throat of his antagonist, and as he forced the bruteman's head far back rain blow after blow upon the upturned face. A moment later he threw the still thing from him, and, arising, shook himself like a lion. He placed a foot upon the carcass before him, and raised his head to give the victory cry of his kind, but as his eyes fell upon the opening above him leading into the temple of human sacrifice he thought better of his intended act.</text:p>
      <text:p text:style-name="P9"/>
      <text:p text:style-name="P9">After Jane Clayton, with rifle levelled at the breast of Rokoff, had succeeded in holding him off until the dugout in which she had taken refuge had drifted out upon the bosom of the Ugambi beyond the man's reach, she had lost no time in paddling to the swiftest sweep of the channel, nor did she for long days and weary nights cease to hold her craft to the most rapidly moving part of the river, except when during the hottest hours of the day she had been wont to drift as the current would take her, lying prone in the bottom of the canoe, her face sheltered from the sun with a great palm leaf.</text:p>
      <text:p text:style-name="P9"><text:soft-page-break/></text:p>
      <text:p text:style-name="P10">Then came the night of the first falling star. It was seen early in the morning, rushing over Winchester eastward, a line of flame high in the atmosphere. Hundreds must have seen it, and taken it for an ordinary falling star. Albin described it as leaving a greenish streak behind it that glowed for some seconds. Denning, our greatest authority on meteorites, stated that the height of its first appearance was about ninety or one hundred miles. It seemed to him that it fell to earth about one hundred miles east of him.</text:p>
      <text:p text:style-name="P10"/>
      <text:p text:style-name="P11">He thought that there might be a bare possibility of finding her body, or the remains of it, for he was positive that she had been devoured by some beast of prey. He deployed his men into a skirmish line from the point where Esmeralda had been found, and in this extended formation they pushed their way, sweating and panting, through the tangled vines and creepers. It was slow work. Noon found them but a few miles inland. They halted for a brief rest then, and after pushing on for a short distance further one of the men discovered a well-marked trail.</text:p>
      <text:p text:style-name="P11"/>
      <text:p text:style-name="P11">Many of the Russian's porters had already deserted him. In that very village he had hanged five for theft and attempted desertion. Judging, however, from what the Waganwazam had learned from those of the Russian's blacks who were not too far gone in terror of the brutal Rokoff to fear even to speak of their plans, it was apparent that he would not travel any great distance before the last of his porters, cooks, tent-boys, gun-bearers, askari, and even his headman, would have turned back into the bush, leaving him to the mercy of the merciless jungle.</text:p>
      <text:p text:style-name="P11"/>
      <text:p text:style-name="P12">Such were the professor's words--rather let me say such the words of the fate--enounced to destroy me. As he went on I felt as if my soul were grappling with a palpable enemy; one by one the various keys were touched which formed the mechanism of my being; chord after chord was sounded, and soon my mind was filled with one thought, one conception, one purpose. So much has been done, exclaimed the soul of Frankenstein--more, far more, will I achieve; treading in the steps already marked, I will pioneer a new way, explore unknown powers, and unfold to the world the deepest mysteries of creation.</text:p>
      <text:p text:style-name="P12"/>
      <text:p text:style-name="P13">Elizabeth seemed happy; my tranquil demeanour contributed greatly to calm her mind. But on the day that was to fulfil my wishes and my destiny, she was melancholy, and a presentiment of evil pervaded her; and perhaps also she thought of the dreadful secret which I had promised to reveal to her on the following day. My father was in the meantime overjoyed and in the bustle of preparation only recognized in the melancholy of his niece the diffidence of a bride.</text:p>
      <text:p text:style-name="P13"/>
      <text:p text:style-name="P14">It is strange, but I felt no desire to return to mankind. I was only glad to be quit of the foulness of the Beast People. And on the third day I was picked up by a brig from Apia to San Francisco. Neither the captain nor the mate would believe my story, judging that solitude and danger had made me mad; and fearing their opinion might be that of others, I refrained from telling my adventure further, and professed to recall nothing that had happened to me between the loss of the "Lady Vain" and the time when I was picked up again,--the space of a year.</text:p>
      <text:p text:style-name="P14"/>
      <text:p text:style-name="P15">I tried the other arm and sat up. The muffled figure in front ran in great striding leaps along the beach, and Moreau followed her. She turned her head and saw him, then doubling abruptly made for the bushes. She gained upon him at every stride. I saw her plunge into them, and Moreau, running slantingly to intercept her, fired and missed as she disappeared. Then he too vanished in the green confusion. I stared after them, and then the pain in my arm flamed up, and with a groan I staggered to my feet. Montgomery appeared in the doorway, dressed, and with his revolver in his hand.</text:p>
      <text:p text:style-name="P15"/>
      <text:p text:style-name="P14">That same day he came to a little cabin by the beach, and his heart filled with renewed hope as he saw this evidence of the proximity of civilization, for he thought it but the outpost of a nearby settlement. Had he known to whom it <text:soft-page-break/>belonged, and that its owner was at that very moment but a few miles inland, Nikolas Rokoff would have fled the place as he would a pestilence. But he did not know, and so he remained for a few days to enjoy the security and comparative comforts of the cabin. Then he took up his northward journey once mor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21:53:46.718762978</meta:creation-date>
    <dc:date>2016-09-05T00:10:00.157123005</dc:date>
    <meta:editing-duration>PT1H47S</meta:editing-duration>
    <meta:editing-cycles>8</meta:editing-cycles>
    <meta:generator>LibreOffice/5.1.4.2$Linux_X86_64 LibreOffice_project/10m0$Build-2</meta:generator>
    <meta:document-statistic meta:table-count="0" meta:image-count="0" meta:object-count="0" meta:page-count="5" meta:paragraph-count="31" meta:word-count="3119" meta:character-count="17030" meta:non-whitespace-character-count="13951"/>
  </office:meta>
</office:document-meta>
</file>